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7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PT Sans" fo:font-size="12pt" fo:font-weight="bold"/>
    </style:style>
    <style:style style:name="T2" style:family="text">
      <style:text-properties fo:color="#000000" style:font-name="PT Sans" fo:font-size="12pt" fo:font-weight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P/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.47cm" svg:y="5.28cm">
          <text:p text:style-name="P1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5.28cm" svg:y="5.915cm">
          <text:p text:style-name="P1"><text:span text:style-name="T2">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.74cm" svg:y="7.82cm">
          <text:p text:style-name="P1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9.09cm" svg:y="5.28cm">
          <text:p text:style-name="P1"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7" draw:text-style-name="P1" draw:layer="layout" svg:width="2.54cm" svg:height="2.54cm" svg:x="4.645cm" svg:y="10.36cm" draw:kind="arc" draw:start-angle="5.38" draw:end-angle="173.56">
          <text:p/>
        </draw:circle>
        <draw:frame draw:style-name="gr8" draw:text-style-name="P8" draw:layer="layout" svg:width="0.815cm" svg:height="0.878cm" svg:x="1.724cm" svg:y="4.391cm">
          <draw:text-box>
            <text:p text:style-name="P1"><text:span text:style-name="T3">3</text:span></text:p>
          </draw:text-box>
        </draw:frame>
        <draw:frame draw:style-name="gr8" draw:text-style-name="P8" draw:layer="layout" svg:width="0.815cm" svg:height="0.878cm" svg:x="9.344cm" svg:y="4.391cm">
          <draw:text-box>
            <text:p text:style-name="P1"><text:span text:style-name="T3">1</text:span></text:p>
          </draw:text-box>
        </draw:frame>
        <draw:frame draw:style-name="gr8" draw:text-style-name="P8" draw:layer="layout" svg:width="0.815cm" svg:height="0.878cm" svg:x="2.994cm" svg:y="6.931cm">
          <draw:text-box>
            <text:p text:style-name="P1"><text:span text:style-name="T3">7</text:span></text:p>
          </draw:text-box>
        </draw:frame>
        <draw:frame draw:style-name="gr8" draw:text-style-name="P8" draw:layer="layout" svg:width="0.815cm" svg:height="0.878cm" svg:x="5.481cm" svg:y="5.026cm">
          <draw:text-box>
            <text:p text:style-name="P1"><text:span text:style-name="T3">8</text:span></text:p>
          </draw:text-box>
        </draw:frame>
        <draw:frame draw:style-name="gr8" draw:text-style-name="P8" draw:layer="layout" svg:width="0.815cm" svg:height="0.878cm" svg:x="5.534cm" svg:y="0.592cm">
          <draw:text-box>
            <text:p text:style-name="P1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2-07T11:45:15.150207920</dc:date>
    <meta:editing-duration>PT58M50S</meta:editing-duration>
    <meta:editing-cycles>27</meta:editing-cycles>
    <meta:generator>LibreOffice/5.1.4.2$Linux_X86_64 LibreOffice_project/10m0$Build-2</meta:generator>
    <meta:document-statistic meta:object-count="12"/>
  </office:meta>
</office:document-meta>
</file>